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3" style:family="graphic" style:parent-style-name="standard">
      <style:graphic-properties draw:fill="none" draw:fill-color="#c0c0c0" draw:textarea-horizontal-align="center" draw:textarea-vertical-align="middle"/>
    </style:style>
    <style:style style:name="gr4" style:family="graphic" style:parent-style-name="standard">
      <style:graphic-properties draw:fill="none" draw:fill-color="#c0c0c0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start="" draw:marker-end="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fo:margin-left="0cm" fo:margin-right="0cm" fo:text-align="center" fo:text-indent="0cm" style:writing-mode="lr-tb"/>
      <style:text-properties fo:font-size="12pt" style:font-size-complex="12pt"/>
    </style:style>
    <style:style style:name="P3" style:family="paragraph">
      <style:paragraph-properties fo:margin-left="0cm" fo:margin-right="0cm" fo:text-align="end" fo:text-indent="0cm" style:writing-mode="rl-tb"/>
    </style:style>
    <style:style style:name="P4" style:family="paragraph">
      <style:paragraph-properties fo:margin-left="0cm" fo:margin-right="0cm" fo:text-align="end" fo:text-indent="0cm" style:writing-mode="rl-tb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 style:writing-mode="rl-tb"/>
    </style:style>
    <style:style style:name="P6" style:family="paragraph">
      <style:paragraph-properties fo:margin-left="0cm" fo:margin-right="0cm" fo:text-align="center" fo:text-indent="0cm" style:writing-mode="rl-tb"/>
      <style:text-properties fo:font-size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font-size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0.762cm" svg:x="1cm" svg:y="8.24cm">
          <text:p text:style-name="P1"><text:span text:style-name="T1">Masters</text:span></text:p>
        </draw:rect>
        <draw:rect draw:style-name="gr1" draw:text-style-name="P2" draw:layer="layout" svg:width="3.175cm" svg:height="0.762cm" svg:x="6.715cm" svg:y="8.24cm">
          <text:p text:style-name="P1"><text:span text:style-name="T1">QA</text:span></text:p>
        </draw:rect>
        <draw:frame draw:style-name="gr2" draw:text-style-name="P4" draw:layer="layout" svg:width="14.226cm" svg:height="1.98cm" svg:x="7.729cm" svg:y="1cm">
          <draw:text-box>
            <text:p text:style-name="P3"><text:span text:style-name="T2">מחזור חיים של מונטז' משלב ההכפלות עד הפלטה</text:span></text:p>
            <text:p text:style-name="P3"><text:span text:style-name="T3">קוו רצוף מסמן המרת הקובץ מפורמט אחד לשני</text:span></text:p>
            <text:p text:style-name="P3"><text:span text:style-name="T3">קוו מקוטע מסמן העברה של הקובץ ברשת ללא שינוי</text:span></text:p>
          </draw:text-box>
        </draw:frame>
        <draw:rect draw:style-name="gr1" draw:text-style-name="P2" draw:layer="layout" svg:width="3.175cm" svg:height="0.762cm" svg:x="12.765cm" svg:y="8.24cm">
          <text:p text:style-name="P1"><text:span text:style-name="T1">Dev</text:span></text:p>
        </draw:rect>
        <draw:rect draw:style-name="gr1" draw:text-style-name="P2" draw:layer="layout" svg:width="3.175cm" svg:height="0.762cm" svg:x="18.78cm" svg:y="8.24cm">
          <text:p text:style-name="P1"><text:span text:style-name="T1">Evo Jobs</text:span></text:p>
        </draw:rect>
        <draw:rect draw:style-name="gr1" draw:text-style-name="P6" draw:layer="layout" svg:width="3.175cm" svg:height="0.762cm" svg:x="25.13cm" svg:y="8.24cm">
          <text:p text:style-name="P5"><text:span text:style-name="T1">ארכיון מונטז'ים</text:span></text:p>
        </draw:rect>
        <draw:rect draw:style-name="gr3" draw:text-style-name="P2" draw:id="id1" draw:layer="layout" svg:width="3.175cm" svg:height="0.762cm" svg:x="12.76cm" svg:y="13.32cm">
          <text:p text:style-name="P1"><text:span text:style-name="T1">PS/PDF</text:span></text:p>
        </draw:rect>
        <draw:rect draw:style-name="gr4" draw:text-style-name="P2" draw:id="id2" draw:layer="layout" svg:width="3.175cm" svg:height="0.762cm" svg:x="18.78cm" svg:y="13.32cm">
          <text:p/>
        </draw:rect>
        <draw:rect draw:style-name="gr3" draw:text-style-name="P2" draw:id="id3" draw:layer="layout" svg:width="3.175cm" svg:height="0.762cm" svg:x="18.78cm" svg:y="15.86cm">
          <text:p text:style-name="P1"><text:span text:style-name="T1">Refined PDF</text:span></text:p>
        </draw:rect>
        <draw:connector draw:style-name="gr5" draw:text-style-name="P7" draw:layer="layout" svg:x1="15.935cm" svg:y1="13.701cm" svg:x2="18.78cm" svg:y2="13.701cm" draw:start-shape="id1" draw:start-glue-point="1" draw:end-shape="id2" draw:end-glue-point="3" svg:d="m15935 13701h2845">
          <text:p/>
        </draw:connector>
        <draw:connector draw:style-name="gr6" draw:text-style-name="P7" draw:layer="layout" svg:x1="20.367cm" svg:y1="14.082cm" svg:x2="20.367cm" svg:y2="15.86cm" draw:start-shape="id2" draw:start-glue-point="2" draw:end-shape="id3" draw:end-glue-point="0" svg:d="m20367 14082v1778">
          <text:p/>
        </draw:connector>
        <draw:rect draw:style-name="gr4" draw:text-style-name="P2" draw:id="id4" draw:layer="layout" svg:width="3.175cm" svg:height="0.762cm" svg:x="6.715cm" svg:y="15.86cm">
          <text:p/>
        </draw:rect>
        <draw:connector draw:style-name="gr7" draw:text-style-name="P7" draw:layer="layout" svg:x1="18.78cm" svg:y1="16.241cm" svg:x2="9.89cm" svg:y2="16.241cm" draw:start-shape="id3" draw:end-shape="id4" draw:end-glue-point="1" svg:d="m18780 16241h-8890">
          <text:p/>
        </draw:connector>
        <draw:connector draw:style-name="gr6" draw:text-style-name="P7" draw:layer="layout" svg:x1="20.367cm" svg:y1="16.622cm" svg:x2="20.367cm" svg:y2="18.4cm" draw:start-shape="id3" draw:start-glue-point="2" draw:end-shape="id5" svg:d="m20367 16622v1778">
          <text:p/>
        </draw:connector>
        <draw:rect draw:style-name="gr4" draw:text-style-name="P2" draw:id="id8" draw:layer="layout" svg:width="3.175cm" svg:height="0.762cm" svg:x="25.536cm" svg:y="18.4cm">
          <text:p/>
        </draw:rect>
        <draw:rect draw:style-name="gr3" draw:text-style-name="P2" draw:id="id6" draw:layer="layout" svg:width="3.175cm" svg:height="0.762cm" svg:x="12.76cm" svg:y="10.78cm">
          <text:p text:style-name="P1"><text:span text:style-name="T1">InDesign</text:span></text:p>
        </draw:rect>
        <draw:connector draw:style-name="gr6" draw:text-style-name="P7" draw:layer="layout" svg:x1="14.347cm" svg:y1="11.542cm" svg:x2="14.347cm" svg:y2="13.32cm" draw:start-shape="id6" draw:start-glue-point="2" draw:end-shape="id1" draw:end-glue-point="0" svg:d="m14347 11542v1778">
          <text:p/>
        </draw:connector>
        <draw:rect draw:style-name="gr4" draw:text-style-name="P2" draw:id="id7" draw:layer="layout" svg:width="3.175cm" svg:height="0.762cm" svg:x="1cm" svg:y="15.86cm">
          <text:p/>
        </draw:rect>
        <draw:connector draw:style-name="gr7" draw:text-style-name="P7" draw:layer="layout" svg:x1="6.715cm" svg:y1="16.241cm" svg:x2="4.175cm" svg:y2="16.241cm" draw:start-shape="id4" draw:start-glue-point="3" draw:end-shape="id7" draw:end-glue-point="1" svg:d="m6715 16241h-2540">
          <text:p/>
        </draw:connector>
        <draw:rect draw:style-name="gr3" draw:text-style-name="P2" draw:id="id5" draw:layer="layout" svg:width="3.175cm" svg:height="0.762cm" svg:x="18.78cm" svg:y="18.4cm">
          <text:p text:style-name="P1"><text:span text:style-name="T1">VPS</text:span></text:p>
        </draw:rect>
        <draw:connector draw:style-name="gr5" draw:text-style-name="P7" draw:layer="layout" svg:x1="21.955cm" svg:y1="18.781cm" svg:x2="25.536cm" svg:y2="18.781cm" draw:start-shape="id5" draw:start-glue-point="1" draw:end-shape="id8" draw:end-glue-point="3" svg:d="m21955 18781h3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ilel Management</meta:initial-creator>
    <meta:creation-date>2012-01-24T15:00:34</meta:creation-date>
    <dc:date>2012-02-28T10:43:43</dc:date>
    <dc:creator>Hilel Management</dc:creator>
    <meta:editing-duration>PT00H54M33S</meta:editing-duration>
    <meta:editing-cycles>52</meta:editing-cycles>
    <meta:generator>OpenOffice.org/3.2$Linux OpenOffice.org_project/320m19$Build-9505</meta:generator>
    <meta:document-statistic meta:object-count="21"/>
  </office:meta>
</office:document-meta>
</file>